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officeooo:rsid="00140ba8" officeooo:paragraph-rsid="00140ba8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fo:font-weight="normal" officeooo:rsid="0016a8a4" officeooo:paragraph-rsid="0016a8a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5142a" officeooo:paragraph-rsid="001909b4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size="12pt" officeooo:rsid="0015142a" officeooo:paragraph-rsid="0011c78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5142a" officeooo:paragraph-rsid="001909b4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officeooo:paragraph-rsid="0011c782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 officeooo:paragraph-rsid="001909b4"/>
    </style:style>
    <style:style style:name="P8" style:family="paragraph" style:parent-style-name="Standard">
      <style:paragraph-properties fo:text-align="start" style:justify-single-word="false"/>
      <style:text-properties officeooo:paragraph-rsid="001909b4"/>
    </style:style>
    <style:style style:name="P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2pt" officeooo:paragraph-rsid="0011c782" style:font-size-asian="12pt" style:font-name-complex="Arial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Arial" fo:font-size="12pt" officeooo:paragraph-rsid="0011c782" style:font-size-asian="12pt" style:font-name-complex="Arial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Arial" fo:font-size="12pt" officeooo:paragraph-rsid="0011c782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11c782" style:font-size-asian="12pt" style:font-name-complex="Arial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135543" style:font-size-asian="12pt" style:font-name-complex="Arial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1c8157" style:font-size-asian="12pt" style:font-name-complex="Arial" style:font-size-complex="12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officeooo:paragraph-rsid="0011c782" style:font-size-asian="16pt" style:font-size-complex="16pt"/>
    </style:style>
    <style:style style:name="P16" style:family="paragraph" style:parent-style-name="Standard" style:master-page-name="">
      <style:paragraph-properties fo:margin-left="0cm" fo:margin-right="0cm" fo:text-align="start" style:justify-single-word="false" fo:text-indent="-0.6cm" style:auto-text-indent="false" style:page-number="auto"/>
      <style:text-properties style:font-name="Arial" officeooo:paragraph-rsid="001909b4"/>
    </style:style>
    <style:style style:name="P17" style:family="paragraph" style:parent-style-name="Абзац_20_списка">
      <style:paragraph-properties fo:margin-left="0cm" fo:margin-right="0cm" fo:text-indent="0cm" style:auto-text-indent="false"/>
      <style:text-properties officeooo:paragraph-rsid="0011c782"/>
    </style:style>
    <style:style style:name="P18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paragraph-rsid="0011c782" style:font-size-asian="12pt" style:font-name-complex="Arial" style:font-size-complex="12pt"/>
    </style:style>
    <style:style style:name="P19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rsid="0011f673" officeooo:paragraph-rsid="0011f673" style:font-size-asian="12pt" style:font-name-complex="Arial" style:font-size-complex="12pt"/>
    </style:style>
    <style:style style:name="P20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paragraph-rsid="0011d996" style:font-size-asian="12pt" style:font-name-complex="Arial" style:font-size-complex="12pt"/>
    </style:style>
    <style:style style:name="P21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paragraph-rsid="0011f673" style:font-size-asian="12pt" style:font-name-complex="Arial" style:font-size-complex="12pt"/>
    </style:style>
    <style:style style:name="P22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paragraph-rsid="001c8157" style:font-size-asian="12pt" style:font-name-complex="Arial" style:font-size-complex="12pt"/>
    </style:style>
    <style:style style:name="P23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paragraph-rsid="0011f673" style:font-size-asian="12pt" style:font-size-complex="12pt"/>
    </style:style>
    <style:style style:name="T1" style:family="text">
      <style:text-properties officeooo:rsid="0011c782"/>
    </style:style>
    <style:style style:name="T2" style:family="text">
      <style:text-properties officeooo:rsid="0011d996"/>
    </style:style>
    <style:style style:name="T3" style:family="text">
      <style:text-properties officeooo:rsid="0011f673"/>
    </style:style>
    <style:style style:name="T4" style:family="text">
      <style:text-properties officeooo:rsid="00135543"/>
    </style:style>
    <style:style style:name="T5" style:family="text">
      <style:text-properties officeooo:rsid="00137f6a"/>
    </style:style>
    <style:style style:name="T6" style:family="text">
      <style:text-properties officeooo:rsid="0015ea0a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909b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ba17e" style:font-size-asian="12pt" style:font-weight-asian="normal" style:font-size-complex="12pt" style:font-weight-complex="norma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1c782" style:font-weight-asian="bold" style:font-weight-complex="bold"/>
    </style:style>
    <style:style style:name="T13" style:family="text">
      <style:text-properties fo:font-weight="bold" officeooo:rsid="001e98a0" style:font-weight-asian="bold" style:font-weight-complex="bold"/>
    </style:style>
    <style:style style:name="T14" style:family="text">
      <style:text-properties style:font-name-complex="Arial"/>
    </style:style>
    <style:style style:name="T15" style:family="text">
      <style:text-properties officeooo:rsid="0011f673" style:font-name-complex="Arial"/>
    </style:style>
    <style:style style:name="T16" style:family="text">
      <style:text-properties officeooo:rsid="001c8157" style:font-name-complex="Arial"/>
    </style:style>
    <style:style style:name="T1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Arial" fo:font-size="12pt" officeooo:rsid="0011c782" style:font-size-asian="12pt" style:font-name-complex="Arial" style:font-size-complex="12pt"/>
    </style:style>
    <style:style style:name="T19" style:family="text">
      <style:text-properties style:font-name="Arial" fo:font-size="12pt" officeooo:rsid="001909b4" style:font-size-asian="12pt" style:font-name-complex="Arial" style:font-size-complex="12pt"/>
    </style:style>
    <style:style style:name="T20" style:family="text">
      <style:text-properties style:font-name="Arial" fo:font-size="12pt" fo:font-weight="bold" officeooo:rsid="0015142a" style:font-size-asian="12pt" style:font-weight-asian="bold" style:font-size-complex="12pt" style:font-weight-complex="bold"/>
    </style:style>
    <style:style style:name="T21" style:family="text">
      <style:text-properties officeooo:rsid="0017384f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ba17e" style:font-weight-asian="normal" style:font-weight-complex="normal"/>
    </style:style>
    <style:style style:name="T24" style:family="text">
      <style:text-properties officeooo:rsid="001909b4"/>
    </style:style>
    <style:style style:name="T25" style:family="text">
      <style:text-properties officeooo:rsid="001c8157"/>
    </style:style>
    <style:style style:name="T26" style:family="text">
      <style:text-properties officeooo:rsid="001d9963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1">Т Е Х Н И Ч Е С К О Е <text:s text:c="3"/>З А Д А Н И Е </text:span></text:p>
      <text:p text:style-name="P6"><text:span text:style-name="T11">на выполнение работ по договору</text:span></text:p>
      <text:p text:style-name="P6"><text:span text:style-name="T11">№ ________ от ________________</text:span></text:p>
      <text:p text:style-name="P6"><text:span text:style-name="T12">по доработке </text:span><text:span text:style-name="T13">программного обеспечения</text:span><text:span text:style-name="T11">.</text:span></text:p>
      <text:p text:style-name="P7"/>
      <text:p text:style-name="P7"/>
      <text:p text:style-name="P7"><text:span text:style-name="T10">1. Организационная структура выполнения работ.</text:span></text:p>
      <text:p text:style-name="P8"><text:span text:style-name="T9"><text:tab/>1.1. </text:span><text:span text:style-name="T17">Зказачик: Государственное автономное учреждение Тюменской области "Управление государственной экспертизы проектной документации"</text:span></text:p>
      <text:p text:style-name="P8"><text:span text:style-name="T17"/></text:p>
      <text:p text:style-name="P5"><text:span text:style-name="T22"><text:tab/></text:span><text:span text:style-name="T23">1.2. </text:span><text:span text:style-name="T22">Исполнитель: ООО «Катрэн+»</text:span></text:p>
      <text:p text:style-name="P5"/>
      <text:p text:style-name="P5"/>
      <text:p text:style-name="P7"><text:span text:style-name="T10">2. Назначение документа.</text:span></text:p>
      <text:p text:style-name="P7"><text:span text:style-name="T7"><text:tab/>В Настоящем документе приводится полный набор требований к </text:span><text:span text:style-name="T8">доработке С</text:span><text:span text:style-name="T7">истем</text:span><text:span text:style-name="T8">ы</text:span><text:span text:style-name="T7">, необходимый для реализации.</text:span></text:p>
      <text:p text:style-name="P7"><text:span text:style-name="T7">Подпись Заказчика и Исполнителя на настоящем документе подтверждает их согласие с нижеследующими фактами и условиями:</text:span></text:p>
      <text:p text:style-name="P7"><text:span text:style-name="T7"><text:tab/>2.1. При реализации необходимо выполнить работы в объёме, указанном в настоящем Техническом Задании.</text:span></text:p>
      <text:p text:style-name="P7"><text:span text:style-name="T7"/></text:p>
      <text:p text:style-name="P16"><text:span text:style-name="T7"><text:tab/><text:tab/>2.2. Все неоднозначности, выявленные в настоящем Техническом задании после его подписания, подлежат двухстороннему согласованию между Сторонами.</text:span></text:p>
      <text:p text:style-name="P3"/>
      <text:p text:style-name="P3"/>
      <text:p text:style-name="P3"><text:span text:style-name="T11">3. Цель выполнения работ.</text:span></text:p>
      <text:p text:style-name="P3"><text:span text:style-name="T24"><text:tab/>3.1. Исправить выявленные в процессе эксплуатации неточности, ошибки Системы.</text:span></text:p>
      <text:p text:style-name="P3"/>
      <text:p text:style-name="P3"><text:span text:style-name="T24"><text:tab/>3.2. Выполнить оптимизацию некоторых участком работы Системы основываясь на накопленных за время эксплуатации данных.</text:span></text:p>
      <text:p text:style-name="P3"/>
      <text:p text:style-name="P3"><text:span text:style-name="T24"><text:tab/>3.3. Внедрить в имеющуюся Систему новые возможности.</text:span></text:p>
      <text:p text:style-name="P3"/>
      <text:p text:style-name="P3"/>
      <text:p text:style-name="P3"><text:span text:style-name="T11">4. Технические требования.</text:span></text:p>
      <text:p text:style-name="P3"><text:span text:style-name="T24"><text:tab/>4.1. Все доработки должны быть выполнены с использованием тех же технологий, СУБД на которых работает Система.</text:span></text:p>
      <text:p text:style-name="P3"/>
      <text:p text:style-name="P3"><text:tab/><text:span text:style-name="T24">4.2. Подписание документов электронно-цифровой подписью выполнить на стороне сервера с применением библиотеки OpenSSL.</text:span></text:p>
      <text:p text:style-name="P3"/>
      <text:p text:style-name="P3"/>
      <text:p text:style-name="P8"><text:span text:style-name="T20">5. Функциональные возможности системы.</text:span></text:p>
      <text:p text:style-name="P17"><text:span text:style-name="T19"><text:tab/>5.1</text:span><text:span text:style-name="T18">. Сделать возможность указания в личном кабинете заказчика при подаче заявления размер финансирования в процентах. Для уже поданных заявлений размер финансирования не должен отображаться, для новый заявления поле становится видимым. Данное поле является обязательным для заполнения: при отсутствии какого-либо значения общий процент заполнения заявления не будет равен 100%.</text:span></text:p>
      <text:p text:style-name="P17"><text:soft-page-break/><text:span text:style-name="T18"/></text:p>
      <text:p text:style-name="P22"><text:span text:style-name="T1"><text:tab/>5.2. Дать возможность отделу приема документации редактировать </text:span>источник финансирования после направления документации на экспертизу <text:span text:style-name="T1">и создания контракта</text:span>. <text:span text:style-name="T1">Реализовать аналогично полю «Наименование объекта». Редактирование должно быть возможно из формы контракта сотрудниками отдела приема. После внесения изменения, новое значение поля должно быть видно и у заказчиков в их личном кабинете.</text:span></text:p>
      <text:p text:style-name="P22"/>
      <text:p text:style-name="P22"><text:span text:style-name="T1"><text:tab/>5.3. Проверить</text:span> правильно<text:span text:style-name="T1">сть</text:span> <text:span text:style-name="T1">установки</text:span> дат<text:span text:style-name="T1">ы </text:span>выдачи заключения по достоверности, когда <text:span text:style-name="T1">заявление</text:span> идет одновременно с <text:span text:style-name="T1">проектной документацией</text:span>. Необходимо, чтобы дата начала работ и дата выдачи заключения появлялась автоматически после того, как ставится дата по <text:span text:style-name="T1">проектной документации</text:span> (при одновременности <text:span text:style-name="T1">подачи</text:span>).</text:p>
      <text:p text:style-name="P22"/>
      <text:p text:style-name="P18"><text:span text:style-name="T1"><text:tab/>5.4. </text:span>Продление срока экспертизы по <text:span text:style-name="T2">проектной документации</text:span>. Сделать, чтобы срок экспертизы продлялся на 20 рабочих дней (а так же если одновременно есть достоверность – автоматически дата продления ставилась по достоверности).</text:p>
      <text:p text:style-name="P18"/>
      <text:p text:style-name="P18"><text:span text:style-name="T2"><text:tab/>5.5. </text:span>Сделать, чтобы <text:span text:style-name="T2">дата окончания по </text:span>статус<text:span text:style-name="T2">у</text:span> <text:span text:style-name="T2">контракта </text:span>«Экспертиза проекта» автоматики <text:span text:style-name="T2">продлевалась</text:span>, когда срок экспертизы и проверки достоверности продлевается.</text:p>
      <text:p text:style-name="P18"/>
      <text:p text:style-name="P18"/>
      <text:p text:style-name="P18"><text:span text:style-name="T2"><text:tab/>5.6. Заявитель во время проверки заявление отправляет письмо на отзыв заявления. При этом создается еще одно обращение в отдел приема. Необходимо с</text:span>делать, чтобы при <text:span text:style-name="T2">обработке письма на </text:span>отзыв заявления, закрывались сразу два обращения: само заявление и заявление об отзыве, <text:span text:style-name="T2">чтобы избежать излишней работы сотрудника отдела приема.</text:span></text:p>
      <text:p text:style-name="P18"/>
      <text:p text:style-name="P18"/>
      <text:p text:style-name="P20"><text:span text:style-name="T2"><text:tab/>5.7. Создать в заявлении заказчика возможность формирования заполненного заявления в формате Microsoft Word. Таким образом формирование формы заявления заказчиком будет выглядеть следующим образом: Заказчик подготавливает заявление в электронном виде (заполняет все необходимые поля, прикрепляет файлы документации и т. д.), нажимает на кнопку «Получить заявление в формате MS Word», скачивает заполненную форму заявления, делает необходимые правки (добавляет рисунок с логотипом и т. д.), загружает в программу отредактированное заявление. Предусмотреть разные шаблоны заявлений MS Word для разных услуг (экспертиза проектной документации, проверка достоверности сметной стоимости).</text:span></text:p>
      <text:p text:style-name="P18"/>
      <text:p text:style-name="P23"><text:span text:style-name="T15"><text:tab/></text:span><text:span text:style-name="T16">5.</text:span><text:span text:style-name="T15">8. Исправить ошибки при редактировании заказчиком </text:span><text:span text:style-name="T14">технико - экономически</text:span><text:span text:style-name="T15">х</text:span><text:span text:style-name="T14"> показател</text:span><text:span text:style-name="T15">ей. Ошибки возникают случайным образом при при удалении/добавлении таблицы с ТЭП в заявлении.</text:span></text:p>
      <text:p text:style-name="P18"/>
      <text:p text:style-name="P19"><text:tab/><text:span text:style-name="T25">5.</text:span>9. Исправить ошибки при экспортировании данных отчетности в Excel. </text:p>
      <text:p text:style-name="P19"/>
      <text:p text:style-name="P19"><text:tab/><text:span text:style-name="T25">5.</text:span>10. Создать возможность открытия контракта из отчетности. <text:span text:style-name="T26">Таким образом</text:span> строка любого отчета, где есть контракт должна содержать гиперссылку для возмож<text:soft-page-break/>ности открытия формы диалога контракта из отчетно<text:span text:style-name="T25">с</text:span>ти.</text:p>
      <text:p text:style-name="P18"/>
      <text:p text:style-name="P21"><text:span text:style-name="T3"><text:tab/>5.11. Сделать невозможным отправку писем «Ответы на замечания» п</text:span>ри выходе срока выдачи заключения. <text:span text:style-name="T3">Заказчик должен получать уведомление, что создание исходящего письма с видом «Ответы на замечания» невозможно по данному контракту, так как уже вышел срок выдачи заключения.</text:span></text:p>
      <text:p text:style-name="P12"><text:tab/><text:span text:style-name="T25">5.</text:span>1<text:span text:style-name="T3">2</text:span>. <text:span text:style-name="T3">Ошибка при выборе составного типа данных: например, при указании объектов для доступности контракта. Контракт может быть доступен сотрудникам или всему отделу. Таким образом элемент в таблице доступности контракта имеет составной тип (отдел или сотрудник). При добавлении новой строки программа спрашивает какой тип данных будет иметь добавляемая строка . В данном диалоге не работает выбор по клику на кнопке «Ок», работает только выбор мышкой. </text:span></text:p>
      <text:p text:style-name="P9"/>
      <text:p text:style-name="P12"><text:span text:style-name="T4"><text:tab/>5.13</text:span>. <text:span text:style-name="T4">Сделать возможность указания в шаблоне документации некоторых разделов, по которым будет о</text:span>бязательн<text:span text:style-name="T4">ым</text:span> наличие <text:span text:style-name="T4">информационно-удостоверяющих листов.</text:span></text:p>
      <text:p text:style-name="P9"/>
      <text:p text:style-name="P13"><text:span text:style-name="T4"><text:tab/>5.14</text:span>. При <text:span text:style-name="T4">составлении заказчиком письма с видом «О</text:span>твет<text:span text:style-name="T4">ы</text:span> на замечания», при замене <text:span text:style-name="T4">одного </text:span>файла <text:span text:style-name="T4">документации на другой</text:span>, если <text:span text:style-name="T4">у старого файла </text:span>был <text:span text:style-name="T4">информационно-удостоверяющий лист,</text:span> его тоже <text:span text:style-name="T4">необходимо </text:span>удалять <text:span text:style-name="T4">с выдачей сообщения Заказчику.</text:span></text:p>
      <text:p text:style-name="P9"/>
      <text:p text:style-name="P14"><text:span text:style-name="T4"><text:tab/>5.15</text:span>. Добавить возможность главному эксперту как-то указать разделы <text:span text:style-name="T4">в исходящем письме с видом «Замечания по контракту»</text:span>, куда можно будет добавлять файлы. <text:span text:style-name="T4">В остальные разделы документации Заказчик, создавая исходящее письмо с типом «Ответы на замечания», не сможет вносить изменения (удалять, заменять файлы). </text:span></text:p>
      <text:p text:style-name="P9"/>
      <text:p text:style-name="P14"><text:span text:style-name="T4"><text:tab/>5.16. </text:span>При согласовании экспертами письма с типом «<text:span text:style-name="T4">З</text:span>аключение», <text:span text:style-name="T4">необходимо</text:span> подтверждение, что документация откорректирована, проверена, <text:span text:style-name="T4">и эксперт согласен </text:span>со всем<text:span text:style-name="T4">и изменениями. Каждый эксперт, который работал по данному контракту обязан проставить данную галочку.</text:span></text:p>
      <text:p text:style-name="P10"/>
      <text:p text:style-name="P14"><text:span text:style-name="T4"><text:tab/>5.17.</text:span> <text:span text:style-name="T4">Сделать автоматическую регистрацию исходящего письма с типом «Замечания по контракту» для отправки заказчику после того, как данное письмо согласовано последним в очереди сотрудником. Сейчас для отправки необходима ручная регистрация исходящего письма с типом «Замечания по контракту».</text:span></text:p>
      <text:p text:style-name="P11"/>
      <text:p text:style-name="P14"><text:span text:style-name="T4"><text:tab/>5.18. При создании Заказчиком заявления на проведение государственной экспертизы проектной документации и проверку достоверности определения сметной стоимости данное заявление автоматически разделяется на два заявления (проектная документация и проверка достоверности) в момент отправки на проверку. Номер заявления на проверку достоверности сметной стоимости присваиваются также при отправке из единого реестра номеров заявлений. Но в печатной форме заявления должен быть указан номер <text:s/>второго заявления (проверка достмоверности). Для решения данного вопроса необходимо р</text:span>езервирова<text:span text:style-name="T5">ние</text:span> номер<text:span text:style-name="T5">а</text:span> <text:span text:style-name="T5">для заявления по проверке д</text:span>остоверности <text:span text:style-name="T5">в момент составления общего заявления, которое будет разделено при подаче. Таким образом программа на этапе создания заявления будет иметь информацию о будующем номер второго заявления.</text:span></text:p>
      <text:p text:style-name="P4"/>
      <text:p text:style-name="P1"><text:soft-page-break/><text:tab/><text:span text:style-name="T26">5.</text:span>19. <text:s/><text:span text:style-name="T6">Провести проверку и по-возможности оптимизацию некоторых запросов к базе данных (формы открытия документов, где присутствуют электронно-цифровые подписи).</text:span></text:p>
      <text:p text:style-name="P1"/>
      <text:p text:style-name="P2"><text:tab/><text:span text:style-name="T26">5.</text:span>20. Дать возможность сотрудникам организации загружать и сохранять на сервере свою электронно-цифровую подпись. Таким образом подписание документов для определенных сотрудников будет происходить на сервере организации, а не в клиентском браузере как это сделано сейчас, что позволит осуществлять подписание документов с любого мобильного устройства, для которого недоступен ЭЦП Крипто-Про плагин.</text:p>
      <text:p text:style-name="P2"><text:tab/>Необходимо организовать загрузку контейнера с секретным ключом сотрудника на сервер организации. Данная процедура должна выполняться сотрудником с правами «Администратор». После загрузки секретного ключа в «облако», сотруднику будет доступна функция подписания на сервере. <text:s/>Крипто-Про ЭЦП браузер плагин в этом сл<text:span text:style-name="T21">у</text:span>чае не должен больше загружаться в браузер. Подписание документов достпно для такого сотрудника везде, как если бы ЭЦП браузер плагин был загружен. <text:span text:style-name="T21">Там, </text:span>где это предусмотрено логикой программы, доступна функция подписания <text:span text:style-name="T21">документа</text:span>.</text:p>
      <text:p text:style-name="P2"><text:tab/>Подписание организовать по следующему алгоритму: при нажатии сотрудником, имеющим облачный ключ, на кнопку «подписать файл», выбранный файл отправляется на сервер (если он еще не загружен), определяется его хэш, который подписывается алгоритмом ГОСТ-2012.В браузер клиента необходимо вернуть информацию об успешном подписании (заменить картинку файла на «подписан») <text:span text:style-name="T21">или информацию об ошибк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line-height="115%" fo:hyphenation-ladder-count="no-limit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/>
    </style:style>
    <style:style style:name="WW8Num1z0" style:family="text"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2:28:26.254678628</meta:creation-date>
    <meta:generator>LibreOffice/4.2.8.2$Linux_x86 LibreOffice_project/420m0$Build-2</meta:generator>
    <dc:date>2019-07-22T15:06:40.253703743</dc:date>
    <meta:editing-duration>PT2H21M52S</meta:editing-duration>
    <meta:editing-cycles>16</meta:editing-cycles>
    <meta:document-statistic meta:table-count="0" meta:image-count="0" meta:object-count="0" meta:page-count="4" meta:paragraph-count="42" meta:word-count="1094" meta:character-count="8653" meta:non-whitespace-character-count="7557"/>
  </office:meta>
</office:document-meta>
</file>